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020000000204B249CA79A42C6D7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801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80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3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28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01cm" svg:height="1.27cm" svg:x="3.55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63cm" svg:height="0.794cm" draw:transform="skewX (0.00383972435438753) rotate (-0.0427605666738613) translate (3.707cm 7.63cm)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1" draw:text-style-name="P1" draw:layer="layout" svg:width="1.301cm" svg:height="1.27cm" svg:x="4.84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69cm" svg:height="0.794cm" draw:transform="skewX (0.00383972435438752) rotate (-0.0425860337486619) translate (4.997cm 7.63cm)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1" draw:text-style-name="P1" draw:layer="layout" svg:width="1.301cm" svg:height="1.27cm" svg:x="6.069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78cm" svg:height="0.794cm" draw:transform="skewX (0.00244346095279206) rotate (-0.0431096325242602) translate (6.225cm 7.63cm)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3" draw:text-style-name="P1" draw:layer="layout" svg:width="1.3cm" svg:height="1.27cm" svg:x="7.339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95cm" svg:height="0.794cm" draw:transform="skewX (0.00383972435438753) rotate (-0.0424115008234625) translate (7.496cm 7.63cm)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1" draw:text-style-name="P1" draw:layer="layout" svg:width="1.301cm" svg:height="1.27cm" svg:x="8.628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7cm" svg:height="0.794cm" draw:transform="skewX (0.00506145483078356) rotate (-0.0425860337486619) translate (8.786cm 7.63cm)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3" draw:text-style-name="P1" draw:layer="layout" svg:width="1.3cm" svg:height="1.27cm" svg:x="9.858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83cm" svg:height="0.794cm" draw:transform="skewX (0.00244346095279206) rotate (-0.0429350995990599) translate (10.014cm 7.63cm)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ustom-shape draw:style-name="gr1" draw:text-style-name="P1" draw:layer="layout" svg:width="1.301cm" svg:height="1.27cm" svg:x="11.127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77cm" svg:height="0.794cm" draw:transform="skewX (0.00383972435438753) rotate (-0.0432841654494596) translate (11.284cm 7.63cm)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1" draw:text-style-name="P1" draw:layer="layout" svg:width="1.301cm" svg:height="1.27cm" svg:x="12.417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77cm" svg:height="0.794cm" draw:transform="skewX (0.00383972435438753) rotate (-0.0432841654494596) translate (12.574cm 7.63cm)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4" draw:text-style-name="P1" draw:layer="layout" svg:width="1.302cm" svg:height="1.27cm" svg:x="13.645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83cm" svg:height="0.794cm" draw:transform="skewX (0.00244346095279206) rotate (-0.0429350995990599) translate (13.802cm 7.63cm)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ustom-shape draw:style-name="gr1" draw:text-style-name="P1" draw:layer="layout" svg:width="1.301cm" svg:height="1.27cm" svg:x="14.916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166cm" svg:height="0.794cm" draw:transform="skewX (0.00383972435438752) rotate (-0.0431096325242602) translate (15.073cm 7.63cm)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custom-shape draw:style-name="gr1" draw:text-style-name="P1" draw:layer="layout" svg:width="1.301cm" svg:height="1.27cm" svg:x="16.205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147cm" svg:height="0.794cm" draw:transform="skewX (0.00506145483078355) rotate (-0.0429350995990599) translate (16.363cm 7.63cm)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1" draw:text-style-name="P1" draw:layer="layout" svg:width="1.301cm" svg:height="1.27cm" svg:x="17.434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159cm" svg:height="0.794cm" draw:transform="skewX (0.00383972435438752) rotate (-0.0425860337486619) translate (17.591cm 7.63cm)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custom-shape draw:style-name="gr5" draw:text-style-name="P1" draw:layer="layout" svg:width="3.81cm" svg:height="1.27cm" svg:x="3.54cm" svg:y="6.08cm">
          <text:p text:style-name="P3"><text:span text:style-name="T1">Runnable</text:span>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785cm" svg:height="1.27cm" svg:x="7.34cm" svg:y="6.08cm">
          <text:p text:style-name="P3"><text:span text:style-name="T1">Runnable</text:span>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27cm" svg:x="11.129cm" svg:y="6.079cm">
          <text:p text:style-name="P3"><text:span text:style-name="T1">Runnable</text:span> 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27cm" svg:x="14.926cm" svg:y="6.08cm">
          <text:p text:style-name="P3"><text:span text:style-name="T1">Runnable</text:span> 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30S</meta:editing-duration>
    <meta:editing-cycles>8</meta:editing-cycles>
    <meta:generator>LibreOffice/5.4.2.2$Linux_X86_64 LibreOffice_project/40m0$Build-2</meta:generator>
    <dc:date>2018-01-23T23:08:04.768690498</dc:date>
    <meta:document-statistic meta:object-count="29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sub>
      <mi>P</mi>
      <mn>10</mn>
    </msub>
    <annotation encoding="StarMath 5.0">P_10</annotation>
  </semantics>
</math>
</file>

<file path=Object 11/content.xml><?xml version="1.0" encoding="utf-8"?>
<math xmlns="http://www.w3.org/1998/Math/MathML" display="block">
  <semantics>
    <msub>
      <mi>P</mi>
      <mn>11</mn>
    </msub>
    <annotation encoding="StarMath 5.0">P_11</annotation>
  </semantics>
</math>
</file>

<file path=Object 12/content.xml><?xml version="1.0" encoding="utf-8"?>
<math xmlns="http://www.w3.org/1998/Math/MathML" display="block">
  <semantics>
    <msub>
      <mi>P</mi>
      <mn>12</mn>
    </msub>
    <annotation encoding="StarMath 5.0">P_12</annotation>
  </semantics>
</math>
</file>

<file path=Object 2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3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4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5/content.xml><?xml version="1.0" encoding="utf-8"?>
<math xmlns="http://www.w3.org/1998/Math/MathML" display="block">
  <semantics>
    <msub>
      <mi>P</mi>
      <mn>5</mn>
    </msub>
    <annotation encoding="StarMath 5.0">P_5</annotation>
  </semantics>
</math>
</file>

<file path=Object 6/content.xml><?xml version="1.0" encoding="utf-8"?>
<math xmlns="http://www.w3.org/1998/Math/MathML" display="block">
  <semantics>
    <msub>
      <mi>P</mi>
      <mn>6</mn>
    </msub>
    <annotation encoding="StarMath 5.0">P_6</annotation>
  </semantics>
</math>
</file>

<file path=Object 7/content.xml><?xml version="1.0" encoding="utf-8"?>
<math xmlns="http://www.w3.org/1998/Math/MathML" display="block">
  <semantics>
    <msub>
      <mi>P</mi>
      <mn>7</mn>
    </msub>
    <annotation encoding="StarMath 5.0">P_7</annotation>
  </semantics>
</math>
</file>

<file path=Object 8/content.xml><?xml version="1.0" encoding="utf-8"?>
<math xmlns="http://www.w3.org/1998/Math/MathML" display="block">
  <semantics>
    <msub>
      <mi>P</mi>
      <mn>8</mn>
    </msub>
    <annotation encoding="StarMath 5.0">P_8</annotation>
  </semantics>
</math>
</file>

<file path=Object 9/content.xml><?xml version="1.0" encoding="utf-8"?>
<math xmlns="http://www.w3.org/1998/Math/MathML" display="block">
  <semantics>
    <msub>
      <mi>P</mi>
      <mn>9</mn>
    </msub>
    <annotation encoding="StarMath 5.0">P_9</annotation>
  </semantics>
</math>
</file>